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3048" calcext:value-type="float">
            <text:p>99.0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2568" calcext:value-type="float">
            <text:p>99.03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2256" calcext:value-type="float">
            <text:p>98.8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708" calcext:value-type="float">
            <text:p>98.5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5432" calcext:value-type="float">
            <text:p>98.3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9168" calcext:value-type="float">
            <text:p>98.4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6016" calcext:value-type="float">
            <text:p>98.42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201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201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2</text:p>
          </table:table-cell>
          <table:table-cell office:value-type="string" calcext:value-type="string">
            <text:p>201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8632" calcext:value-type="float">
            <text:p>97.2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